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ntainerBehavior.renderStart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ContainerBehavior.pre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ContainerBehavior.setIdScope( String id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Behavior.pushIdScope( TagContext tagCt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ContainerBehavior.renderEnd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ContainerBehavior.setRealIdScope( TagContext tagCt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ContainerBehavior.getI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Behavior.post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ContainerBehavior.setGenerateIdScope( boolean genScop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Behavior.popIdScope( TagContext tagCt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